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textarea-horizontal-align="justify" draw:textarea-vertical-align="middle" draw:auto-grow-height="false" fo:min-height="2.637cm" fo:min-width="2.547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076cm" fo:min-width="5.132cm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3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2cm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09cm" svg:height="4.083cm" svg:x="12.724cm" svg:y="8.983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632cm" svg:height="3.326cm" svg:x="12.208cm" svg:y="3.21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06cm" svg:y1="9.197cm" svg:x2="14.009cm" svg:y2="6.426cm">
          <text:p/>
        </draw:line>
        <draw:line draw:style-name="gr4" draw:text-style-name="P4" draw:layer="layout" svg:x1="15.987cm" svg:y1="6.577cm" svg:x2="16.026cm" svg:y2="9.298cm">
          <text:p/>
        </draw:line>
        <draw:line draw:style-name="gr5" draw:text-style-name="P4" draw:layer="layout" svg:x1="6.337cm" svg:y1="11.037cm" svg:x2="12.724cm" svg:y2="10.999cm">
          <text:p/>
        </draw:line>
        <draw:line draw:style-name="gr5" draw:text-style-name="P4" draw:layer="layout" svg:x1="17.034cm" svg:y1="10.994cm" svg:x2="23.421cm" svg:y2="10.956cm">
          <text:p/>
        </draw:line>
        <draw:frame draw:style-name="gr6" draw:text-style-name="P5" draw:layer="layout" svg:width="2.897cm" svg:height="2.115cm" svg:x="14.062cm" svg:y="4.409cm">
          <draw:text-box>
            <text:p><text:span text:style-name="T1">LLM</text:span></text:p>
          </draw:text-box>
        </draw:frame>
        <draw:frame draw:style-name="gr7" draw:text-style-name="P6" draw:layer="layout" svg:width="2.098cm" svg:height="0.806cm" svg:x="11.668cm" svg:y="7.332cm">
          <draw:text-box>
            <text:p>Prompt</text:p>
          </draw:text-box>
        </draw:frame>
        <draw:frame draw:style-name="gr8" draw:text-style-name="P6" draw:layer="layout" svg:width="2.732cm" svg:height="0.806cm" svg:x="16.127cm" svg:y="7.333cm">
          <draw:text-box>
            <text:p>Response</text:p>
          </draw:text-box>
        </draw:frame>
        <draw:frame draw:style-name="gr9" draw:text-style-name="P6" draw:layer="layout" svg:width="2.759cm" svg:height="1.008cm" svg:x="6.527cm" svg:y="10.104cm">
          <draw:text-box>
            <text:p>User input</text:p>
          </draw:text-box>
        </draw:frame>
        <draw:frame draw:style-name="gr10" draw:text-style-name="P6" draw:layer="layout" svg:width="3.972cm" svg:height="0.806cm" svg:x="18.622cm" svg:y="10.053cm">
          <draw:text-box>
            <text:p>Agent response</text:p>
          </draw:text-box>
        </draw:frame>
        <draw:custom-shape draw:style-name="gr1" draw:text-style-name="P2" draw:layer="layout" svg:width="4.309cm" svg:height="4.083cm" svg:x="12.824cm" svg:y="14.829cm">
          <text:p text:style-name="P1"><text:span text:style-name="T1">T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035cm" svg:y1="15.018cm" svg:x2="14.015cm" svg:y2="12.903cm">
          <text:p/>
        </draw:line>
        <draw:line draw:style-name="gr11" draw:text-style-name="P4" draw:layer="layout" svg:x1="16.026cm" svg:y1="12.851cm" svg:x2="16.026cm" svg:y2="15.093cm">
          <text:p/>
        </draw:line>
        <draw:frame draw:style-name="gr12" draw:text-style-name="P6" draw:layer="layout" svg:width="1.355cm" svg:height="0.806cm" svg:x="16.369cm" svg:y="13.6cm">
          <draw:text-box>
            <text:p>Call</text:p>
          </draw:text-box>
        </draw:frame>
        <draw:frame draw:style-name="gr13" draw:text-style-name="P6" draw:layer="layout" svg:width="2.732cm" svg:height="0.806cm" svg:x="10.93cm" svg:y="13.576cm">
          <draw:text-box>
            <text:p>Res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4T11:31:37.090785200</meta:creation-date>
    <dc:date>2025-04-25T10:47:43.654345000</dc:date>
    <meta:editing-duration>PT6M16S</meta:editing-duration>
    <meta:editing-cycles>3</meta:editing-cycles>
    <meta:generator>LibreOffice/25.2.2.2$Windows_X86_64 LibreOffice_project/7370d4be9e3cf6031a51beef54ff3bda878e3fac</meta:generator>
    <meta:document-statistic meta:object-count="16"/>
  </office:meta>
</office:document-meta>
</file>